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fo:line-height="100%" fo:text-align="center" style:justify-single-word="false" fo:background-color="transparent" style:shadow="none">
        <style:background-image/>
      </style:paragraph-properties>
    </style:style>
    <style:style style:name="P3" style:family="paragraph" style:parent-style-name="Text_20_body">
      <style:paragraph-properties fo:margin-top="0in" fo:margin-bottom="0in" fo:line-height="100%" fo:background-color="transparent" style:shadow="none">
        <style:tab-stops/>
        <style:background-image/>
      </style:paragraph-properties>
    </style:style>
    <style:style style:name="P4" style:family="paragraph" style:parent-style-name="Text_20_body">
      <style:paragraph-properties fo:margin-top="0in" fo:margin-bottom="0in" fo:line-height="100%" fo:text-align="start" style:justify-single-word="false" fo:background-color="transparent" style:shadow="none">
        <style:tab-stops/>
        <style:background-image/>
      </style:paragraph-properties>
    </style:style>
    <style:style style:name="P5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6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none"/>
    </style:style>
    <style:style style:name="P8" style:family="paragraph" style:parent-style-name="Text_20_body" style:master-page-name="">
      <style:paragraph-properties fo:margin-top="0in" fo:margin-bottom="0in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10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</style:style>
    <style:style style:name="P1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12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fo:font-weight="bold" style:text-blinking="false" style:font-weight-asian="bold" style:font-weight-complex="bold"/>
    </style:style>
    <style:style style:name="P13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fo:font-weight="normal" style:text-blinking="false" style:font-weight-asian="normal" style:font-weight-complex="normal"/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ize="14pt" fo:font-weight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 style:text-blinking="false"/>
    </style:style>
    <style:style style:name="T8" style:family="text">
      <style:text-properties style:text-line-through-style="none" style:text-underline-style="solid" style:text-underline-width="auto" style:text-underline-color="font-color" style:text-blinking="false"/>
    </style:style>
    <style:style style:name="T9" style:family="text">
      <style:text-properties style:text-underline-style="none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Resume</text:span> </text:p>
      <text:p text:style-name="P2"/>
      <text:p text:style-name="P1"><text:span text:style-name="T4">Marcos Ariel Chaparro</text:span> </text:p>
      <text:p text:style-name="P1"/>
      <text:p text:style-name="P1"><text:span text:style-name="T2">Personal information</text:span><text:span text:style-name="T2">:</text:span> </text:p>
      <text:p text:style-name="P1"/>
      <text:p text:style-name="P1"><text:span text:style-name="T5">Address</text:span><text:span text:style-name="T5">:</text:span> Martín García 184, Punta Alta, Buenos Aires, Argentina</text:p>
      <text:p text:style-name="P1"><text:span text:style-name="T5">P</text:span><text:span text:style-name="T5">hone</text:span><text:span text:style-name="T5">:</text:span> [+549] 2932 492779 (mobile) </text:p>
      <text:p text:style-name="P1"><text:span text:style-name="T5">E-mail:</text:span> <text:a xlink:type="simple" xlink:href="mailto:marcos@mrkindustries.com.ar"><text:span text:style-name="T6">marcos@mrkindustries.com.ar</text:span></text:a> </text:p>
      <text:p text:style-name="P1"/>
      <text:p text:style-name="P1"><text:span text:style-name="T2">Education</text:span><text:span text:style-name="T1">:</text:span> </text:p>
      <text:p text:style-name="P1"/>
      <text:p text:style-name="P3"><text:span text:style-name="T5">University:</text:span><text:span text:style-name="T9"> </text:span><text:span text:style-name="T9">Electronic Engineering,</text:span><text:span text:style-name="T9">at</text:span><text:span text:style-name="T9"> </text:span><text:a xlink:type="simple" xlink:href="http://www.frbb.utn.edu.ar/"><text:span text:style-name="T5">U.T.N.</text:span></text:a><text:span text:style-name="T9"> - Bahía Blanca.</text:span></text:p>
      <text:p text:style-name="P3"><text:span text:style-name="T9"><text:tab/><text:tab/><text:tab/><text:tab/><text:tab/><text:tab/><text:tab/><text:tab/></text:span><text:span text:style-name="T9">GPA: 7.</text:span><text:span text:style-name="T9">57</text:span><text:span text:style-name="T9"> over 10, </text:span><text:span text:style-name="T9">one year to graduate</text:span></text:p>
      <text:p text:style-name="P3"><text:span text:style-name="T5">High School</text:span><text:span text:style-name="T5">:</text:span> “Bachiller con orientación Ciencias Naturales”, Inst. José M. Estrada – Punta Alta. 2005. <text:s text:c="2"/></text:p>
      <text:p text:style-name="P4"><text:span text:style-name="T9"><text:tab/><text:tab/><text:tab/><text:tab/><text:tab/><text:tab/><text:tab/><text:tab/>GPA: </text:span><text:span text:style-name="T9">8.98</text:span><text:span text:style-name="T9"> over 10</text:span></text:p>
      <text:p text:style-name="P1"/>
      <text:p text:style-name="P6">Experience</text:p>
      <text:p text:style-name="P1"><text:span text:style-name="T9"/></text:p>
      <text:list xml:id="list134234438" text:style-name="L1">
        <text:list-item>
          <text:p text:style-name="P10"><text:span text:style-name="T9">Member of DIYEFI.org, designing </text:span><text:a xlink:type="simple" xlink:href="http://puma.freeems.org/"><text:span text:style-name="T5">hardware</text:span></text:a><text:span text:style-name="T9"> for the </text:span><text:a xlink:type="simple" xlink:href="http://freeems.org/"><text:span text:style-name="T5">FreeEMS</text:span></text:a><text:span text:style-name="T9"> project, in charge of layout.</text:span></text:p>
        </text:list-item>
        <text:list-item>
          <text:p text:style-name="P10"><text:span text:style-name="T9">Multiplatform </text:span><text:a xlink:type="simple" xlink:href="http://forum.diyefi.org/viewtopic.php?f=33&amp;t=866"><text:span text:style-name="T5">G</text:span></text:a><text:a xlink:type="simple" xlink:href="http://forum.diyefi.org/viewtopic.php?f=33&amp;t=866"><text:span text:style-name="T5">UI</text:span></text:a><text:span text:style-name="T9"> </text:span><text:span text:style-name="T9">designer, </text:span><text:span text:style-name="T9">with</text:span><text:span text:style-name="T9"> a basic </text:span><text:a xlink:type="simple" xlink:href="http://lasnoemis.weebly.com/monte-hermoso.html"><text:span text:style-name="T5">webpage</text:span></text:a><text:span text:style-name="T9"> experience.</text:span></text:p>
        </text:list-item>
        <text:list-item>
          <text:p text:style-name="P10">Long time Debian GNU/Linux user, with experience in real time Linux kernels (preempt-rt and xenomai) and kernelspace hacking. Provided <text:a xlink:type="simple" xlink:href="http://git.kernel.org/?p=linux/kernel/git/stable/linux-2.6.36.y.git;a=blob_plain;f=drivers/net/wireless/ath/ath5k/led.c;hb=HEAD">code</text:a> for a WiFi module that is now in the Linux mainstream.</text:p>
        </text:list-item>
        <text:list-item>
          <text:p text:style-name="P10">C programming for ARM, Microchip PIC and dsPIC microcontrollers, and a bit of Freescale S12. Mostly hard real time projects, most of them using gcc.</text:p>
        </text:list-item>
        <text:list-item>
          <text:p text:style-name="P10">Qt4 framework, git version control, and Debian <text:a xlink:type="simple" xlink:href="https://github.com/nitrousnrg/ECUmanager/downloads">packaging</text:a>.</text:p>
        </text:list-item>
        <text:list-item>
          <text:p text:style-name="P10">High performance computing using openMP, MPI, and Condor.</text:p>
        </text:list-item>
        <text:list-item>
          <text:p text:style-name="P10"><text:span text:style-name="T9">Worked at the Hospital Naval Puerto Belgrano, repairing electromedical intruments and designing </text:span><text:a xlink:type="simple" xlink:href="http://www.youtube.com/user/nitrousnrg?feature=mhum#p/u/8/nONYo-eHlGA"><text:span text:style-name="T5">upgrades</text:span></text:a><text:span text:style-name="T9"> for the equipment of the lab.</text:span></text:p>
        </text:list-item>
        <text:list-item>
          <text:p text:style-name="P10"><text:span text:style-name="T9">Worked at </text:span><text:a xlink:type="simple" xlink:href="http://www.invap.com.ar/"><text:span text:style-name="T5">INVAP</text:span></text:a><text:span text:style-name="T9"> in aerospace and military projects.</text:span></text:p>
        </text:list-item>
        <text:list-item>
          <text:p text:style-name="P10"><text:span text:style-name="T9">Hundreds of </text:span><text:a xlink:type="simple" xlink:href="http://mrkindustries.com.ar/images/products-full-size-5MB.png"><text:span text:style-name="T5">boards</text:span></text:a><text:span text:style-name="T9"> produced and assembled using SMT, including 2, 4 and 6 layer boards.</text:span></text:p>
        </text:list-item>
        <text:list-item>
          <text:p text:style-name="P10"><text:span text:style-name="T9">Director of </text:span><text:a xlink:type="simple" xlink:href="http://en.mrkindustries.com.ar/"><text:span text:style-name="T5">Mrk Industries</text:span></text:a><text:span text:style-name="T9">.</text:span></text:p>
        </text:list-item>
        <text:list-item>
          <text:p text:style-name="P10"><text:span text:style-name="T9">Used V</text:span><text:span text:style-name="T9">erilog, Coocox, </text:span><text:span text:style-name="T9">RAID1 setups, </text:span><text:span text:style-name="T9">ssh, </text:span><text:span text:style-name="T9">Neural networks,</text:span><text:span text:style-name="T9"> oxyacetylene welding </text:span><text:span text:style-name="T9">and</text:span><text:span text:style-name="T9"> </text:span><text:span text:style-name="T9">SMT reflow.</text:span></text:p>
        </text:list-item>
        <text:list-item>
          <text:p text:style-name="P10">Researcher at the “Grupo de Estudios de Bio-Ingeniería” (<text:a xlink:type="simple" xlink:href="http://www.frbb.utn.edu.ar/electronica/grupo-investigacion/gebi.html">GEBI</text:a>) in the Universidad Tecnológica Nacional.</text:p>
        </text:list-item>
      </text:list>
      <text:p text:style-name="P7"/>
      <text:p text:style-name="P1"><text:span text:style-name="T2">Languages</text:span><text:span text:style-name="T1">:</text:span> </text:p>
      <text:p text:style-name="P1"/>
      <text:p text:style-name="P1">Spanish, native fluency</text:p>
      <text:p text:style-name="P1">English, poor fluency, good written practice.</text:p>
      <text:p text:style-name="P1"/>
      <text:p text:style-name="P1"><text:span text:style-name="T2">Publications</text:span><text:span text:style-name="T3">:</text:span> </text:p>
      <text:p text:style-name="P5"/>
      <text:p text:style-name="P5">2010:<text:tab/>Co-author of the paper “Herramienta Computacional Para la Determinación de Mapas Electromagnéticos de Radiofrecuencias.” N. Mata, P. Baldini, Ch. Galasso, M Chaparro, M Silva Bustos. Exposed at <text:a xlink:type="simple" xlink:href="http://www.frhutn.org/cms/index.php?seccion_generica_id=675">EMNUS</text:a> 2010, UTN, FR Haedo.</text:p>
      <text:p text:style-name="P5"/>
      <text:p text:style-name="P5">2011:<text:tab/>Curso Introductorio sobre GNU/Linux para Sistemas Embebidos, at UTN FRBB</text:p>
      <text:p text:style-name="P5"/>
      <text:p text:style-name="P5">2011:<text:tab/>Congreso Argentino de Ciencias de la Computación, at UTN Facultad Regional Mendoza</text:p>
      <text:p text:style-name="P5"/>
      <text:p text:style-name="P5">2012:<text:tab/>Sistemas embebidos robustos (HW, SW, DFM) at UTN FRBB</text:p>
      <text:p text:style-name="P5"/>
      <text:p text:style-name="P1"><text:soft-page-break/><text:span text:style-name="T2">Honors and prizes:</text:span> </text:p>
      <text:p text:style-name="P5"/>
      <text:p text:style-name="P12">First prize, Frida international program</text:p>
      <text:p text:style-name="P13">Winner in the Development category with Electrosmart project</text:p>
      <text:p text:style-name="P12"/>
      <text:p text:style-name="P12">JCI-TOYP 2012</text:p>
      <text:p text:style-name="P5">The Outstanding Young Persons of Buenos Aires, in the category DESARROLLO CIENTÍFICO Y TECNOLÓGICO, <text:s/>from the JCI.</text:p>
      <text:p text:style-name="P5"/>
      <text:p text:style-name="P12">First Prize Asociación Marchigianar </text:p>
      <text:p text:style-name="P5">December 2012 </text:p>
      <text:p text:style-name="P5">Portable ECG for mobile devices</text:p>
      <text:p text:style-name="P5">Winner between 150 projects. </text:p>
      <text:p text:style-name="P5">The ECapital 2012 contest is supported by La Región de Le Marche, Embassy of Italia, Deloitte, Emprear, Hope Funds, Andreani, Lupa Corp, Ariston, Brandoni, Pieralisi and ArsUltra.</text:p>
      <text:p text:style-name="P5"/>
      <text:p text:style-name="P12">Third place at INNOVAR </text:p>
      <text:p text:style-name="P5">November 2012 </text:p>
      <text:p text:style-name="P5">Portable ECG for mobile devices</text:p>
      <text:p text:style-name="P5">The third most voted projects between more than 2000 projects.</text:p>
      <text:p text:style-name="P5"/>
      <text:p text:style-name="P12">Second place Banco Santander Río </text:p>
      <text:p text:style-name="P5">December 2012 </text:p>
      <text:p text:style-name="P5">Portable ECG for mobile devices </text:p>
      <text:p text:style-name="P5"/>
      <text:p text:style-name="P12">24hs de Innovación</text:p>
      <text:p text:style-name="P1"><text:span text:style-name="T7">International 24h competition, competing against 2000+ teams, 8th pl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curriculum vitae</dc:title>
    <meta:creation-date>2009-03-29T17:01:12</meta:creation-date>
    <dc:date>2013-07-30T02:05:24</dc:date>
    <meta:print-date>2009-03-30T15:15:36</meta:print-date>
    <dc:language>en-US</dc:language>
    <meta:editing-cycles>38</meta:editing-cycles>
    <meta:editing-duration>PT8H47M44S</meta:editing-duration>
    <dc:creator>Marcos Chaparro</dc:creator>
    <meta:document-statistic meta:table-count="0" meta:image-count="0" meta:object-count="0" meta:page-count="2" meta:paragraph-count="51" meta:word-count="436" meta:character-count="2931" meta:non-whitespace-character-count="2521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